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f4821" officeooo:paragraph-rsid="000f4821"/>
    </style:style>
    <style:style style:name="P2" style:family="paragraph" style:parent-style-name="Standard">
      <style:text-properties officeooo:rsid="0010d72c" officeooo:paragraph-rsid="0010d72c"/>
    </style:style>
    <style:style style:name="P3" style:family="paragraph" style:parent-style-name="Standard">
      <style:text-properties officeooo:rsid="00136486" officeooo:paragraph-rsid="00136486"/>
    </style:style>
    <style:style style:name="P4" style:family="paragraph" style:parent-style-name="Standard">
      <style:text-properties officeooo:rsid="0016d465" officeooo:paragraph-rsid="0016d465"/>
    </style:style>
    <style:style style:name="P5" style:family="paragraph" style:parent-style-name="Standard">
      <style:text-properties officeooo:rsid="001bfc51" officeooo:paragraph-rsid="001bfc51"/>
    </style:style>
    <style:style style:name="T1" style:family="text">
      <style:text-properties officeooo:rsid="0014df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ung Liu</text:p>
      <text:p text:style-name="P1">Mini Project 2 Report<text:tab/></text:p>
      <text:p text:style-name="P1"/>
      <text:p text:style-name="P2">sentence: caesars wife must be above suspicion</text:p>
      <text:p text:style-name="P2">0.002325 seconds have passed</text:p>
      <text:p text:style-name="P2">sentence: fortune which has a great deal of power in other matters but especially in war can bring about great changes in a situation through very slight forces</text:p>
      <text:p text:style-name="P2">0.135868 seconds have passed</text:p>
      <text:p text:style-name="P2">sentence: experience is the teacher of all things</text:p>
      <text:p text:style-name="P2">1.64826 seconds have passed</text:p>
      <text:p text:style-name="P2">sentence: imagination is more important than knowledge</text:p>
      <text:p text:style-name="P2">45.2785 seconds have passed</text:p>
      <text:p text:style-name="P2">sentence: education is what remains after one has forgotten what one has learned in school</text:p>
      <text:p text:style-name="P5">1600.26 seconds have passed</text:p>
      <text:p text:style-name="P2"/>
      <text:p text:style-name="P3">My code wasn't particularly fast, but knowing how to go through the dictionary was very helpful. <text:span text:style-name="T1">I split the dictionary by lengths, so depending on long the first word was; I only looked through that part of the dictionary and I used the divide the sub array into two halves and then keep recursing upon the halves until i reach the value.</text:span></text:p>
      <text:p text:style-name="P3"/>
      <text:p text:style-name="P4">Generating the different keys definitely took the most time because it would recurse upon itself; and depending on how long the length it was; it grew exponentially.</text:p>
      <text:p text:style-name="P4"/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ung Liu</meta:initial-creator>
    <meta:creation-date>2015-02-25T21:23:34.023648421</meta:creation-date>
    <dc:date>2015-02-25T22:33:26.126570934</dc:date>
    <dc:creator>Young Liu</dc:creator>
    <meta:editing-duration>PT1H7M24S</meta:editing-duration>
    <meta:editing-cycles>9</meta:editing-cycles>
    <meta:generator>LibreOffice/4.2.8.2$Linux_X86_64 LibreOffice_project/420$Build-2</meta:generator>
    <meta:document-statistic meta:table-count="0" meta:image-count="0" meta:object-count="0" meta:page-count="1" meta:paragraph-count="15" meta:word-count="180" meta:character-count="1081" meta:non-whitespace-character-count="904"/>
  </office:meta>
</office:document-meta>
</file>